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4.68mm"/>
    </style:style>
    <style:style style:name="co2" style:family="table-column">
      <style:table-column-properties fo:break-before="auto" style:column-width="18.5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51044" calcext:value-type="float">
            <text:p>51044</text:p>
          </table:table-cell>
          <table:table-cell office:value-type="float" office:value="50305" calcext:value-type="float">
            <text:p>50305</text:p>
          </table:table-cell>
          <table:table-cell office:value-type="float" office:value="362860" calcext:value-type="float">
            <text:p>362860</text:p>
          </table:table-cell>
          <table:table-cell table:formula="of:=ROUNDUP([.C2]/[.D2]*100;2)" office:value-type="float" office:value="13.87" calcext:value-type="float">
            <text:p>13.8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66584" calcext:value-type="float">
            <text:p>466584</text:p>
          </table:table-cell>
          <table:table-cell office:value-type="float" office:value="472906" calcext:value-type="float">
            <text:p>472906</text:p>
          </table:table-cell>
          <table:table-cell office:value-type="float" office:value="4921500" calcext:value-type="float">
            <text:p>4921500</text:p>
          </table:table-cell>
          <table:table-cell table:formula="of:=ROUNDUP([.C3]/[.D3]*100;2)" office:value-type="float" office:value="9.61" calcext:value-type="float">
            <text:p>9.6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323416" calcext:value-type="float">
            <text:p>4323416</text:p>
          </table:table-cell>
          <table:table-cell office:value-type="float" office:value="4461216" calcext:value-type="float">
            <text:p>4461216</text:p>
          </table:table-cell>
          <table:table-cell office:value-type="float" office:value="66435600" calcext:value-type="float">
            <text:p>66435600</text:p>
          </table:table-cell>
          <table:table-cell table:formula="of:=ROUNDUP([.C4]/[.D4]*100;2)"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90241" calcext:value-type="float">
            <text:p>290241</text:p>
          </table:table-cell>
          <table:table-cell office:value-type="float" office:value="307124" calcext:value-type="float">
            <text:p>307124</text:p>
          </table:table-cell>
          <table:table-cell office:value-type="float" office:value="4947581" calcext:value-type="float">
            <text:p>4947581</text:p>
          </table:table-cell>
          <table:table-cell table:formula="of:=ROUNDUP([.C5]/[.D5]*100;2)"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23271" calcext:value-type="float">
            <text:p>323271</text:p>
          </table:table-cell>
          <table:table-cell office:value-type="float" office:value="335515" calcext:value-type="float">
            <text:p>335515</text:p>
          </table:table-cell>
          <table:table-cell office:value-type="float" office:value="5730000" calcext:value-type="float">
            <text:p>5730000</text:p>
          </table:table-cell>
          <table:table-cell table:formula="of:=ROUNDUP([.C6]/[.D6]*100;2)"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313382" calcext:value-type="float">
            <text:p>313382</text:p>
          </table:table-cell>
          <table:table-cell office:value-type="float" office:value="305752" calcext:value-type="float">
            <text:p>305752</text:p>
          </table:table-cell>
          <table:table-cell office:value-type="float" office:value="5356789" calcext:value-type="float">
            <text:p>5356789</text:p>
          </table:table-cell>
          <table:table-cell table:formula="of:=ROUNDUP([.C7]/[.D7]*100;2)" office:value-type="float" office:value="5.71" calcext:value-type="float">
            <text:p>5.7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568765" calcext:value-type="float">
            <text:p>568765</text:p>
          </table:table-cell>
          <table:table-cell office:value-type="float" office:value="578672" calcext:value-type="float">
            <text:p>578672</text:p>
          </table:table-cell>
          <table:table-cell office:value-type="float" office:value="10319601" calcext:value-type="float">
            <text:p>10319601</text:p>
          </table:table-cell>
          <table:table-cell table:formula="of:=ROUNDUP([.C8]/[.D8]*100;2)"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361886" calcext:value-type="float">
            <text:p>1361886</text:p>
          </table:table-cell>
          <table:table-cell office:value-type="float" office:value="1371960" calcext:value-type="float">
            <text:p>1371960</text:p>
          </table:table-cell>
          <table:table-cell office:value-type="float" office:value="24500000" calcext:value-type="float">
            <text:p>24500000</text:p>
          </table:table-cell>
          <table:table-cell table:formula="of:=ROUNDUP([.C9]/[.D9]*100;2)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2125" calcext:value-type="float">
            <text:p>2125</text:p>
          </table:table-cell>
          <table:table-cell office:value-type="float" office:value="2088" calcext:value-type="float">
            <text:p>2088</text:p>
          </table:table-cell>
          <table:table-cell office:value-type="float" office:value="38557" calcext:value-type="float">
            <text:p>38557</text:p>
          </table:table-cell>
          <table:table-cell table:formula="of:=ROUNDUP([.C10]/[.D10]*100;2)"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56711" calcext:value-type="float">
            <text:p>456711</text:p>
          </table:table-cell>
          <table:table-cell office:value-type="float" office:value="445366" calcext:value-type="float">
            <text:p>445366</text:p>
          </table:table-cell>
          <table:table-cell office:value-type="float" office:value="8586550" calcext:value-type="float">
            <text:p>8586550</text:p>
          </table:table-cell>
          <table:table-cell table:formula="of:=ROUNDUP([.C11]/[.D11]*100;2)" office:value-type="float" office:value="5.19" calcext:value-type="float">
            <text:p>5.19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755094" calcext:value-type="float">
            <text:p>755094</text:p>
          </table:table-cell>
          <table:table-cell office:value-type="float" office:value="737861" calcext:value-type="float">
            <text:p>737861</text:p>
          </table:table-cell>
          <table:table-cell office:value-type="float" office:value="17364848" calcext:value-type="float">
            <text:p>17364848</text:p>
          </table:table-cell>
          <table:table-cell table:formula="of:=ROUNDUP([.C12]/[.D12]*100;2)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366599" calcext:value-type="float">
            <text:p>1366599</text:p>
          </table:table-cell>
          <table:table-cell office:value-type="float" office:value="1561508" calcext:value-type="float">
            <text:p>1561508</text:p>
          </table:table-cell>
          <table:table-cell office:value-type="float" office:value="51811167" calcext:value-type="float">
            <text:p>51811167</text:p>
          </table:table-cell>
          <table:table-cell table:formula="of:=ROUNDUP([.C13]/[.D13]*100;2)"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917113" calcext:value-type="float">
            <text:p>3917113</text:p>
          </table:table-cell>
          <table:table-cell office:value-type="float" office:value="3733997" calcext:value-type="float">
            <text:p>3733997</text:p>
          </table:table-cell>
          <table:table-cell office:value-type="float" office:value="126140000" calcext:value-type="float">
            <text:p>126140000</text:p>
          </table:table-cell>
          <table:table-cell table:formula="of:=ROUNDUP([.C14]/[.D14]*100;2)"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59338" calcext:value-type="float">
            <text:p>159338</text:p>
          </table:table-cell>
          <table:table-cell office:value-type="float" office:value="156160" calcext:value-type="float">
            <text:p>156160</text:p>
          </table:table-cell>
          <table:table-cell office:value-type="float" office:value="5526306" calcext:value-type="float">
            <text:p>5526306</text:p>
          </table:table-cell>
          <table:table-cell table:formula="of:=ROUNDUP([.C15]/[.D15]*100;2)" office:value-type="float" office:value="2.83" calcext:value-type="float">
            <text:p>2.8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40779" calcext:value-type="float">
            <text:p>1940779</text:p>
          </table:table-cell>
          <table:table-cell office:value-type="float" office:value="1890609" calcext:value-type="float">
            <text:p>1890609</text:p>
          </table:table-cell>
          <table:table-cell office:value-type="float" office:value="67081000" calcext:value-type="float">
            <text:p>67081000</text:p>
          </table:table-cell>
          <table:table-cell table:formula="of:=ROUNDUP([.C16]/[.D16]*100;2)"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1019" calcext:value-type="float">
            <text:p>1019</text:p>
          </table:table-cell>
          <table:table-cell office:value-type="float" office:value="1076" calcext:value-type="float">
            <text:p>1076</text:p>
          </table:table-cell>
          <table:table-cell office:value-type="float" office:value="38300" calcext:value-type="float">
            <text:p>38300</text:p>
          </table:table-cell>
          <table:table-cell table:formula="of:=ROUNDUP([.C17]/[.D17]*100;2)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309125" calcext:value-type="float">
            <text:p>309125</text:p>
          </table:table-cell>
          <table:table-cell office:value-type="float" office:value="301206" calcext:value-type="float">
            <text:p>301206</text:p>
          </table:table-cell>
          <table:table-cell office:value-type="float" office:value="11400000" calcext:value-type="float">
            <text:p>11400000</text:p>
          </table:table-cell>
          <table:table-cell table:formula="of:=ROUNDUP([.C18]/[.D18]*100;2)"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242202" calcext:value-type="float">
            <text:p>2242202</text:p>
          </table:table-cell>
          <table:table-cell office:value-type="float" office:value="2165844" calcext:value-type="float">
            <text:p>2165844</text:p>
          </table:table-cell>
          <table:table-cell office:value-type="float" office:value="83073100" calcext:value-type="float">
            <text:p>83073100</text:p>
          </table:table-cell>
          <table:table-cell table:formula="of:=ROUNDUP([.C19]/[.D19]*100;2)"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723" calcext:value-type="float">
            <text:p>723</text:p>
          </table:table-cell>
          <table:table-cell office:value-type="float" office:value="834" calcext:value-type="float">
            <text:p>834</text:p>
          </table:table-cell>
          <table:table-cell office:value-type="float" office:value="33524" calcext:value-type="float">
            <text:p>33524</text:p>
          </table:table-cell>
          <table:table-cell table:formula="of:=ROUNDUP([.C20]/[.D20]*100;2)"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26493" calcext:value-type="float">
            <text:p>226493</text:p>
          </table:table-cell>
          <table:table-cell office:value-type="float" office:value="214185" calcext:value-type="float">
            <text:p>214185</text:p>
          </table:table-cell>
          <table:table-cell office:value-type="float" office:value="8740000" calcext:value-type="float">
            <text:p>8740000</text:p>
          </table:table-cell>
          <table:table-cell table:formula="of:=ROUNDUP([.C21]/[.D21]*100;2)"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4351" calcext:value-type="float">
            <text:p>144351</text:p>
          </table:table-cell>
          <table:table-cell office:value-type="float" office:value="137229" calcext:value-type="float">
            <text:p>137229</text:p>
          </table:table-cell>
          <table:table-cell office:value-type="float" office:value="5703600" calcext:value-type="float">
            <text:p>5703600</text:p>
          </table:table-cell>
          <table:table-cell table:formula="of:=ROUNDUP([.C22]/[.D22]*100;2)"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5039" calcext:value-type="float">
            <text:p>15039</text:p>
          </table:table-cell>
          <table:table-cell office:value-type="float" office:value="14408" calcext:value-type="float">
            <text:p>14408</text:p>
          </table:table-cell>
          <table:table-cell office:value-type="float" office:value="613894" calcext:value-type="float">
            <text:p>613894</text:p>
          </table:table-cell>
          <table:table-cell table:formula="of:=ROUNDUP([.C23]/[.D23]*100;2)"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255976" calcext:value-type="float">
            <text:p>1255976</text:p>
          </table:table-cell>
          <table:table-cell office:value-type="float" office:value="1204574" calcext:value-type="float">
            <text:p>1204574</text:p>
          </table:table-cell>
          <table:table-cell office:value-type="float" office:value="60262701" calcext:value-type="float">
            <text:p>60262701</text:p>
          </table:table-cell>
          <table:table-cell table:formula="of:=ROUNDUP([.C24]/[.D24]*100;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935775" calcext:value-type="float">
            <text:p>935775</text:p>
          </table:table-cell>
          <table:table-cell office:value-type="float" office:value="934205" calcext:value-type="float">
            <text:p>934205</text:p>
          </table:table-cell>
          <table:table-cell office:value-type="float" office:value="46934632" calcext:value-type="float">
            <text:p>46934632</text:p>
          </table:table-cell>
          <table:table-cell table:formula="of:=ROUNDUP([.C25]/[.D25]*100;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77873" calcext:value-type="float">
            <text:p>177873</text:p>
          </table:table-cell>
          <table:table-cell office:value-type="float" office:value="172895" calcext:value-type="float">
            <text:p>172895</text:p>
          </table:table-cell>
          <table:table-cell office:value-type="float" office:value="10276617" calcext:value-type="float">
            <text:p>10276617</text:p>
          </table:table-cell>
          <table:table-cell table:formula="of:=ROUNDUP([.C26]/[.D26]*100;2)"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1383" calcext:value-type="float">
            <text:p>1383</text:p>
          </table:table-cell>
          <table:table-cell office:value-type="float" office:value="1117" calcext:value-type="float">
            <text:p>1117</text:p>
          </table:table-cell>
          <table:table-cell office:value-type="float" office:value="76965" calcext:value-type="float">
            <text:p>76965</text:p>
          </table:table-cell>
          <table:table-cell table:formula="of:=ROUNDUP([.C27]/[.D27]*100;2)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9110" calcext:value-type="float">
            <text:p>19110</text:p>
          </table:table-cell>
          <table:table-cell office:value-type="float" office:value="19040" calcext:value-type="float">
            <text:p>19040</text:p>
          </table:table-cell>
          <table:table-cell office:value-type="float" office:value="1324820" calcext:value-type="float">
            <text:p>1324820</text:p>
          </table:table-cell>
          <table:table-cell table:formula="of:=ROUNDUP([.C28]/[.D28]*100;2)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300310" calcext:value-type="float">
            <text:p>300310</text:p>
          </table:table-cell>
          <table:table-cell office:value-type="float" office:value="335729" calcext:value-type="float">
            <text:p>335729</text:p>
          </table:table-cell>
          <table:table-cell office:value-type="float" office:value="23598776" calcext:value-type="float">
            <text:p>23598776</text:p>
          </table:table-cell>
          <table:table-cell table:formula="of:=ROUNDUP([.C29]/[.D29]*100;2)"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2940" calcext:value-type="float">
            <text:p>22940</text:p>
          </table:table-cell>
          <table:table-cell office:value-type="float" office:value="24119" calcext:value-type="float">
            <text:p>24119</text:p>
          </table:table-cell>
          <table:table-cell office:value-type="float" office:value="2089310" calcext:value-type="float">
            <text:p>2089310</text:p>
          </table:table-cell>
          <table:table-cell table:formula="of:=ROUNDUP([.C30]/[.D30]*100;2)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5589" calcext:value-type="float">
            <text:p>5589</text:p>
          </table:table-cell>
          <table:table-cell office:value-type="float" office:value="5341" calcext:value-type="float">
            <text:p>5341</text:p>
          </table:table-cell>
          <table:table-cell office:value-type="float" office:value="493559" calcext:value-type="float">
            <text:p>493559</text:p>
          </table:table-cell>
          <table:table-cell table:formula="of:=ROUNDUP([.C31]/[.D31]*100;2)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7195" calcext:value-type="float">
            <text:p>17195</text:p>
          </table:table-cell>
          <table:table-cell office:value-type="float" office:value="17799" calcext:value-type="float">
            <text:p>17799</text:p>
          </table:table-cell>
          <table:table-cell office:value-type="float" office:value="1909400" calcext:value-type="float">
            <text:p>1909400</text:p>
          </table:table-cell>
          <table:table-cell table:formula="of:=ROUNDUP([.C32]/[.D32]*100;2)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3813" calcext:value-type="float">
            <text:p>23813</text:p>
          </table:table-cell>
          <table:table-cell office:value-type="float" office:value="25622" calcext:value-type="float">
            <text:p>25622</text:p>
          </table:table-cell>
          <table:table-cell office:value-type="float" office:value="2793292" calcext:value-type="float">
            <text:p>2793292</text:p>
          </table:table-cell>
          <table:table-cell table:formula="of:=ROUNDUP([.C33]/[.D33]*100;2)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0241" calcext:value-type="float">
            <text:p>50241</text:p>
          </table:table-cell>
          <table:table-cell office:value-type="float" office:value="163928" calcext:value-type="float">
            <text:p>163928</text:p>
          </table:table-cell>
          <table:table-cell office:value-type="float" office:value="18100000" calcext:value-type="float">
            <text:p>18100000</text:p>
          </table:table-cell>
          <table:table-cell table:formula="of:=ROUNDUP([.C34]/[.D34]*100;2)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88700" calcext:value-type="float">
            <text:p>88700</text:p>
          </table:table-cell>
          <table:table-cell office:value-type="float" office:value="93076" calcext:value-type="float">
            <text:p>93076</text:p>
          </table:table-cell>
          <table:table-cell office:value-type="float" office:value="10600000" calcext:value-type="float">
            <text:p>10600000</text:p>
          </table:table-cell>
          <table:table-cell table:formula="of:=ROUNDUP([.C35]/[.D35]*100;2)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40914" calcext:value-type="float">
            <text:p>40914</text:p>
          </table:table-cell>
          <table:table-cell office:value-type="float" office:value="42337" calcext:value-type="float">
            <text:p>42337</text:p>
          </table:table-cell>
          <table:table-cell office:value-type="float" office:value="5450017" calcext:value-type="float">
            <text:p>5450017</text:p>
          </table:table-cell>
          <table:table-cell table:formula="of:=ROUNDUP([.C36]/[.D36]*100;2)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70386" calcext:value-type="float">
            <text:p>70386</text:p>
          </table:table-cell>
          <table:table-cell office:value-type="float" office:value="73132" calcext:value-type="float">
            <text:p>73132</text:p>
          </table:table-cell>
          <table:table-cell office:value-type="float" office:value="9772756" calcext:value-type="float">
            <text:p>9772756</text:p>
          </table:table-cell>
          <table:table-cell table:formula="of:=ROUNDUP([.C37]/[.D37]*100;2)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55446" calcext:value-type="float">
            <text:p>55446</text:p>
          </table:table-cell>
          <table:table-cell office:value-type="float" office:value="56848" calcext:value-type="float">
            <text:p>56848</text:p>
          </table:table-cell>
          <table:table-cell office:value-type="float" office:value="10741165" calcext:value-type="float">
            <text:p>10741165</text:p>
          </table:table-cell>
          <table:table-cell table:formula="of:=ROUNDUP([.C38]/[.D38]*100;2)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1251" calcext:value-type="float">
            <text:p>1251</text:p>
          </table:table-cell>
          <table:table-cell office:value-type="float" office:value="1130" calcext:value-type="float">
            <text:p>1130</text:p>
          </table:table-cell>
          <table:table-cell office:value-type="float" office:value="428267" calcext:value-type="float">
            <text:p>428267</text:p>
          </table:table-cell>
          <table:table-cell table:formula="of:=ROUNDUP([.C39]/[.D39]*100;2)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Nauru*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1000" calcext:value-type="float">
            <text:p>11000</text:p>
          </table:table-cell>
          <table:table-cell table:formula="of:=ROUNDUP([.C40]/[.D40]*100;2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Hong Kong*</text:p>
          </table:table-cell>
          <table:table-cell office:value-type="float" office:value="3065" calcext:value-type="float">
            <text:p>3065</text:p>
          </table:table-cell>
          <table:table-cell office:value-type="float" office:value="2824" calcext:value-type="float">
            <text:p>2824</text:p>
          </table:table-cell>
          <table:table-cell office:value-type="float" office:value="7524100" calcext:value-type="float">
            <text:p>7524100</text:p>
          </table:table-cell>
          <table:table-cell table:formula="of:=ROUNDUP([.C41]/[.D41]*100;2)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alaysia*</text:p>
          </table:table-cell>
          <table:table-cell office:value-type="float" office:value="264" calcext:value-type="float">
            <text:p>264</text:p>
          </table:table-cell>
          <table:table-cell office:value-type="float" office:value="211" calcext:value-type="float">
            <text:p>211</text:p>
          </table:table-cell>
          <table:table-cell office:value-type="float" office:value="32690210" calcext:value-type="float">
            <text:p>32690210</text:p>
          </table:table-cell>
          <table:table-cell table:formula="of:=ROUNDUP([.C42]/[.D42]*100;2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apua New Guinea*</text:p>
          </table:table-cell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  <table:table-cell office:value-type="float" office:value="8558800" calcext:value-type="float">
            <text:p>8558800</text:p>
          </table:table-cell>
          <table:table-cell table:formula="of:=ROUNDUP([.C43]/[.D43]*100;2)" office:value-type="float" office:value="0.01" calcext:value-type="float">
            <text:p>0.01</text:p>
          </table:table-cell>
        </table:table-row>
      </table:table>
      <table:named-expressions/>
      <table:database-ranges>
        <table:database-range table:name="__Anonymous_Sheet_DB__0" table:target-range-address="Sheet1.A1:Sheet1.E43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8:05:35.923645149</meta:creation-date>
    <dc:date>2019-12-15T10:13:45.970664838</dc:date>
    <meta:editing-duration>PT9M1S</meta:editing-duration>
    <meta:editing-cycles>1</meta:editing-cycles>
    <meta:document-statistic meta:table-count="1" meta:cell-count="215" meta:object-count="0"/>
    <meta:generator>LibreOffice/6.2.3.2$MacOSX_X86_64 LibreOffice_project/aecc05fe267cc68dde00352a451aa867b3b546ac</meta:generator>
  </office:meta>
</office:document-meta>
</file>